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T00:00:01.926981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4T16:46:02.626854097</dc:date>
    <dc:creator>Daniel Bruns</dc:creator>
    <meta:editing-duration>PT23H50M22S</meta:editing-duration>
    <meta:editing-cycles>16</meta:editing-cycles>
    <meta:generator>LibreOffice/4.1.3.2$Linux_X86_64 LibreOffice_project/410m0$Build-2</meta:generator>
    <meta:document-statistic meta:table-count="1" meta:cell-count="103" meta:object-count="0"/>
  </office:meta>
</office:document-meta>
</file>